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style>
    <style:style style:name="P2" style:parent-style-name="Textbody" style:family="paragraph">
      <style:text-properties fo:font-weight="bold" style:font-weight-asian="bold"/>
    </style:style>
    <style:style style:name="P3" style:parent-style-name="PreformattedText" style:family="paragraph">
      <style:paragraph-properties fo:margin-bottom="0.1965in"/>
    </style:style>
    <style:style style:name="P4" style:parent-style-name="Textbody" style:family="paragraph">
      <style:paragraph-properties fo:margin-bottom="0in"/>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office:automatic-styles>
  <office:body>
    <office:text text:use-soft-page-breaks="true">
      <text:h text:style-name="P1" text:outline-level="2">Data Section of Final Project</text:h>
      <text:h text:style-name="Heading3" text:outline-level="3">Data Reqirements</text:h>
      <text:p text:style-name="Textbody">The data regarding the districts in Paris needs to be researched and a suitable usable source identified. If it is found but is not in a<text:s/>usable form, data wrangling and cleaning will have to be performed.</text:p>
      <text:p text:style-name="Textbody">The cleansed data will then be used alongside Foursquare data, which is readily available. Foursquare location data will be leveraged to explore or compare districts around Paris, identifying the high traffic areas where consumers go for shopping, dining and entertainment - the areas where the fashion brand are most interested in opening new stores.</text:p>
      <text:p text:style-name="P2">Procedure:</text:p>
      <text:h text:style-name="Heading3" text:outline-level="3">Data Collection</text:h>
      <text:p text:style-name="Textbody">Paris is divided into 20 Arrondissements Municipaux (or administrative districts), shortened to just arrondissements. They and normally referenced by the arrondissement number rather than a name.Data for the arrondissements is necessary to select the most suitable of these areas for new stores.</text:p>
      <text:p text:style-name="Textbody">Data available at:<text:a xlink:href="https://opendata.paris.fr/explore/dataset/arrondissements/table/?dataChart" office:target-frame-name="_top" xlink:show="replace">https://opendata.paris.fr/explore/dataset/arrondissements/table/?dataChart</text:a></text:p>
      <text:h text:style-name="Heading5" text:outline-level="5">Part 1 includes following steps:</text:h>
      <text:p text:style-name="Textbody"/>
      <text:p text:style-name="PreformattedText"><text:span text:style-name="SourceText">1. District data for Paris including names, location data if a</text:span><text:span text:style-name="SourceText">vailable, and any other details required.&lt;br&gt;</text:span></text:p>
      <text:p text:style-name="PreformattedText"><text:span text:style-name="SourceText">2. Research and find suitable sources for the district data for Paris.&lt;br&gt;</text:span></text:p>
      <text:p text:style-name="PreformattedText"><text:span text:style-name="SourceText">3. Access and explore the data to determine if it can be manipulated for our purposes.&lt;br&gt;</text:span></text:p>
      <text:p text:style-name="P3"><text:span text:style-name="SourceText">4. Clean the data and convert to a usable fo</text:span><text:span text:style-name="SourceText">rm as a dataframe.</text:span></text:p>
      <text:h text:style-name="Heading5" text:outline-level="5">Part 2 includes following steps:</text:h>
      <text:p text:style-name="P4"><text:line-break/>1.<text:span text:style-name="T5">Data Analysis and Location Data:</text:span><text:line-break/>Foursquare location data will be leveraged to explore or compare districts around Paris.<text:line-break/>Data manipulation and analysis to derive subsets of the initial data.<text:line-break/>Identifying the high traffic areas using data visualization and statistical analysis.<text:line-break/><text:line-break/>2.<text:span text:style-name="T6">Visualization:</text:span><text:line-break/>Analysis and plotting visualizations.<text:line-break/>Data visualization using various mapping libraries.<text:line-break/><text:line-break/>3.<text:span text:style-name="T7">Discussion and Conclusions:</text:span><text:line-break/>Recomendations and results based on the<text:s/>data analysis.<text:line-break/>Discussion of any limitations and how the results can be used, and any conclusions that can be draw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inmay pc</meta:initial-creator>
    <dc:creator>chinmay pc</dc:creator>
    <meta:creation-date>2020-05-02T11:52:00Z</meta:creation-date>
    <dc:date>2020-05-02T06:38:00Z</dc:date>
    <meta:template xlink:href="Normal.dotm" xlink:type="simple"/>
    <meta:editing-cycles>1</meta:editing-cycles>
    <meta:editing-duration>PT0S</meta:editing-duration>
    <meta:document-statistic meta:page-count="1" meta:paragraph-count="4" meta:word-count="312" meta:character-count="2090" meta:row-count="14" meta:non-whitespace-character-count="1782"/>
  </office:meta>
</office:document-meta>
</file>